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2" style:family="table">
      <style:table-properties style:width="13.628cm" table:align="margins"/>
    </style:style>
    <style:style style:name="Tableau2.A" style:family="table-column">
      <style:table-column-properties style:column-width="6.814cm" style:rel-column-width="32767*"/>
    </style:style>
    <style:style style:name="Tableau2.B" style:family="table-column">
      <style:table-column-properties style:column-width="6.814cm" style:rel-column-width="32768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13.628cm" table:align="margins"/>
    </style:style>
    <style:style style:name="Tableau1.A" style:family="table-column">
      <style:table-column-properties style:column-width="6.814cm" style:rel-column-width="32767*"/>
    </style:style>
    <style:style style:name="Tableau1.B" style:family="table-column">
      <style:table-column-properties style:column-width="6.814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Frame_20_contents">
      <style:paragraph-properties fo:text-align="center" style:justify-single-word="false"/>
      <style:text-properties style:font-name="Tahoma1" fo:font-size="11pt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2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2">
      <style:text-properties fo:font-weight="bold" style:font-weight-asian="bold" style:font-weight-complex="bold"/>
    </style:style>
    <style:style style:name="P6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</office:automatic-styles>
  <office:body>
    <office:text>
      <office:forms form:automatic-focus="false" form:apply-design-mode="false"/>
      <text:tracked-changes text:track-changes="false">
        <text:changed-region xml:id="ct164053864" text:id="ct164053864">
          <text:insertion>
            <office:change-info>
              <dc:creator>inconnu</dc:creator>
              <dc:date>2009-09-29T10:47:00</dc:date>
            </office:change-info>
          </text:insertion>
        </text:changed-region>
        <text:changed-region xml:id="ct164053480" text:id="ct164053480">
          <text:insertion>
            <office:change-info>
              <dc:creator>inconnu</dc:creator>
              <dc:date>2009-09-29T10:44:00</dc:date>
            </office:change-info>
          </text:insertion>
        </text:changed-region>
        <text:changed-region xml:id="ct164053056" text:id="ct164053056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163761112" text:id="ct163761112">
          <text:insertion>
            <office:change-info>
              <dc:creator>Gauthier Bastien</dc:creator>
              <dc:date>2013-01-18T11:36:00</dc:date>
            </office:change-info>
          </text:insertion>
        </text:changed-region>
        <text:changed-region xml:id="ct163761768" text:id="ct163761768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164077696" text:id="ct164077696">
          <text:insertion>
            <office:change-info>
              <dc:creator>Gauthier Bastien</dc:creator>
              <dc:date>2011-04-18T16:34:00</dc:date>
            </office:change-info>
          </text:insertion>
        </text:changed-region>
        <text:changed-region xml:id="ct164146784" text:id="ct164146784">
          <text:insertion>
            <office:change-info>
              <dc:creator>inconnu</dc:creator>
              <dc:date>2009-09-29T10:33:00</dc:date>
            </office:change-info>
          </text:insertion>
        </text:changed-region>
        <text:changed-region xml:id="ct164183008" text:id="ct164183008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64176208" text:id="ct164176208">
          <text:insertion>
            <office:change-info>
              <dc:creator>Gauthier Bastien</dc:creator>
              <dc:date>2013-01-17T15:05:00</dc:date>
            </office:change-info>
          </text:insertion>
        </text:changed-region>
        <text:changed-region xml:id="ct164181072" text:id="ct164181072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63735928" text:id="ct163735928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63736112" text:id="ct163736112">
          <text:insertion>
            <office:change-info>
              <dc:creator>Gauthier Bastien</dc:creator>
              <dc:date>2013-01-17T15:13:00</dc:date>
            </office:change-info>
          </text:insertion>
        </text:changed-region>
        <text:changed-region xml:id="ct164175256" text:id="ct164175256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64169512" text:id="ct164169512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64201696" text:id="ct164201696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63736624" text:id="ct163736624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63737088" text:id="ct163737088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64175064" text:id="ct164175064">
          <text:insertion>
            <office:change-info>
              <dc:creator>Gauthier Bastien</dc:creator>
              <dc:date>2013-01-17T15:37:00</dc:date>
            </office:change-info>
          </text:insertion>
        </text:changed-region>
        <text:changed-region xml:id="ct163736392" text:id="ct163736392">
          <text:insertion>
            <office:change-info>
              <dc:creator>Gauthier Bastien</dc:creator>
              <dc:date>2013-01-17T15:37:00</dc:date>
            </office:change-info>
          </text:insertion>
        </text:changed-region>
        <text:changed-region xml:id="ct164186312" text:id="ct164186312">
          <text:insertion>
            <office:change-info>
              <dc:creator>Gauthier Bastien</dc:creator>
              <dc:date>2013-01-17T15:37:00</dc:date>
            </office:change-info>
          </text:insertion>
        </text:changed-region>
        <text:changed-region xml:id="ct163765840" text:id="ct163765840">
          <text:insertion>
            <office:change-info>
              <dc:creator>Gauthier Bastien</dc:creator>
              <dc:date>2013-01-17T15:3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98cm" svg:y="0.998cm" svg:width="4.002cm" draw:z-index="0">
        <draw:text-box fo:min-height="13.242cm">
          <text:p text:style-name="P1">[Logo Commune]</text:p>
          <text:p text:style-name="P2">Administration<text:line-break/>Communale<text:line-break/>de<text:line-break/>[Nom Commune]</text:p>
          <text:p text:style-name="P3"><text:line-break/>Service :<text:line-break/><text:change-start text:change-id="ct164053864"/>self.displayValue(self.listProposingGroup(),self.getProposingGroup())<text:change-end text:change-id="ct164053864"/></text:p>
          <text:p text:style-name="P3"><text:line-break/>Correspondant :<text:line-break/><text:change-start text:change-id="ct164053480"/>self.portal_membership.getMemberInfo(self.Creator())['fullname']<text:change-end text:change-id="ct164053480"/></text:p>
          <text:p text:style-name="P3"><text:line-break/>Références : <text:change-start text:change-id="ct164053056"/>self.getItemReference()<text:change-end text:change-id="ct164053056"/></text:p>
        </draw:text-box>
      </draw:frame>
      <text:p text:style-name="Standard2">Du registre aux délibérations du <text:change-start text:change-id="ct163761112"/>self.portal_plonemeeting.getMeetingConfig(self).Title()<text:change-end text:change-id="ct163761112"/> a été extrait ce qui suit :<text:line-break/></text:p>
      <text:p text:style-name="P4">Séance du <text:change-start text:change-id="ct163761768"/>self.getMeeting().Title()<text:change-end text:change-id="ct163761768"/></text:p>
      <text:p text:style-name="Standard2"><text:line-break/><text:span text:style-name="T1">Etaient présents :</text:span></text:p>
      <text:p text:style-name="P7"><office:annotation><dc:date>2009-09-29T00:00:00</dc:date><text:p>do text</text:p><text:p>from xhtml(self.getStrikedItemAssembly(groupByDuty=True))</text:p></office:annotation>Assemblée</text:p>
      <text:p text:style-name="P5"><text:span text:style-name="T1">Objet n° </text:span><text:change-start text:change-id="ct164077696"/><text:span text:style-name="T1">self.getItemNumber(relativeTo='meeting')</text:span><text:change-end text:change-id="ct164077696"/><text:span text:style-name="T1"> : </text:span><text:change-start text:change-id="ct164146784"/><text:span text:style-name="T1">self.</text:span>Title()<text:change-end text:change-id="ct164146784"/></text:p>
      <text:p text:style-name="Standard2"/>
      <text:p text:style-name="Standard"><office:annotation><dc:date>2009-09-29T00:00:00</dc:date><text:p>do text</text:p><text:p>from xhtml(self.getDeliberation())</text:p></office:annotation>Décision</text:p>
      <text:p text:style-name="Standard2"/>
      <text:p text:style-name="pmParaKeepWithNext"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<office:annotation><dc:creator>Gauthier Bastien</dc:creator><dc:date>2013-01-17T14:54:09</dc:date><text:p text:style-name="P10"><text:span text:style-name="T3">do text if self.getItemSignatures()</text:span></text:p></office:annotation><text:change-start text:change-id="ct164183008"/>self.getItemSignatures().split('\n')[0]<text:change-end text:change-id="ct164183008"/></text:p>
            <text:p text:style-name="P5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64176208"/>self.getItemSignatories(theObjects=True)[1].getGender()=='m' and 'Le' or 'La'<text:change-end text:change-id="ct164176208"/> <office:annotation><dc:creator>Gauthier Bastien</dc:creator><dc:date>2013-01-17T15:13:33</dc:date><text:p text:style-name="P10"><text:span text:style-name="T2">do text if not self.getItemSignatures()</text:span></text:p></office:annotation><text:change-start text:change-id="ct164181072"/>self.getItemSignatories(theObjects=True)[1].getDuty()<text:change-end text:change-id="ct164181072"/></text:p>
          </table:table-cell>
          <table:table-cell table:style-name="Tableau2.A1" office:value-type="string">
            <text:p text:style-name="P6"><office:annotation><dc:creator>Gauthier Bastien</dc:creator><dc:date>2013-01-17T14:54:09</dc:date><text:p text:style-name="P10"><text:span text:style-name="T2">do text if self.getItemSignatures()</text:span></text:p></office:annotation><text:change-start text:change-id="ct163735928"/>self.getItemSignatures().split('\n')[2]<text:change-end text:change-id="ct163735928"/></text:p>
            <text:p text:style-name="P6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63736112"/>self.getItemSignatories(theObjects=True)[0].getGender()=='m' and 'Le' or 'La'<text:change-end text:change-id="ct163736112"/> <office:annotation><dc:creator>Gauthier Bastien</dc:creator><dc:date>2013-01-17T15:13:33</dc:date><text:p text:style-name="P10"><text:span text:style-name="T2">do text if not self.getItemSignatures()</text:span></text:p></office:annotation><text:change-start text:change-id="ct164175256"/>self.getItemSignatories(theObjects=True)[0].getDuty()<text:change-end text:change-id="ct164175256"/></text:p>
          </table:table-cell>
        </table:table-row>
        <table:table-row>
          <table:table-cell table:style-name="Tableau2.A1" office:value-type="string">
            <text:p text:style-name="P5">(s) <office:annotation><dc:creator>Gauthier Bastien</dc:creator><dc:date>2013-01-17T14:54:09</dc:date><text:p text:style-name="P10"><text:span text:style-name="T3">do text if self.getItemSignatures()</text:span></text:p></office:annotation><text:change-start text:change-id="ct164169512"/>self.getItemSignatures().split('\n')[1]<text:change-end text:change-id="ct164169512"/></text:p>
            <text:p text:style-name="P5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64201696"/>self.getItemSignatories(theObjects=True)[1].Title()<text:change-end text:change-id="ct164201696"/></text:p>
          </table:table-cell>
          <table:table-cell table:style-name="Tableau2.A1" office:value-type="string">
            <text:p text:style-name="P6">(s) <office:annotation><dc:creator>Gauthier Bastien</dc:creator><dc:date>2013-01-17T14:54:09</dc:date><text:p text:style-name="P10"><text:span text:style-name="T3">do text if self.getItemSignatures()</text:span></text:p></office:annotation><text:change-start text:change-id="ct163736624"/>self.getItemSignatures().split('\n')[3]<text:change-end text:change-id="ct163736624"/></text:p>
            <text:p text:style-name="P6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63737088"/>self.getItemSignatories(theObjects=True)[0].Title()<text:change-end text:change-id="ct163737088"/></text:p>
          </table:table-cell>
        </table:table-row>
      </table:table>
      <text:p text:style-name="P9"><text:line-break/>POUR EXTRAIT CONFORME :<text:line-break/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5"><text:change-start text:change-id="ct164175064"/>self.adapted().getCertifiedSignatures()[0].split('\n')[0]<text:change-end text:change-id="ct164175064"/></text:p>
            </table:table-cell>
            <table:table-cell table:style-name="Tableau1.A1" office:value-type="string">
              <text:p text:style-name="P6"><text:change-start text:change-id="ct163736392"/>self.adapted().getCertifiedSignatures()[0].split('\n')[2]<text:change-end text:change-id="ct163736392"/></text:p>
            </table:table-cell>
          </table:table-row>
        </table:table-header-rows>
        <table:table-row>
          <table:table-cell table:style-name="Tableau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au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au1.A1" office:value-type="string">
            <text:p text:style-name="P5"><text:change-start text:change-id="ct164186312"/>self.adapted().getCertifiedSignatures()[0].split('\n')[1]<text:change-end text:change-id="ct164186312"/></text:p>
          </table:table-cell>
          <table:table-cell table:style-name="Tableau1.A1" office:value-type="string">
            <text:p text:style-name="P6"><text:change-start text:change-id="ct163765840"/>self.adapted().getCertifiedSignatures()[0].split('\n')[3]<text:change-end text:change-id="ct163765840"/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text-align="start" style:justify-single-word="false" fo:text-indent="0cm" style:auto-text-indent="false"/>
      <style:text-properties style:font-name="Tahoma" fo:font-size="10pt"/>
    </style:style>
    <style:style style:name="Text_20_body" style:display-name="Text body" style:family="paragraph" style:parent-style-name="Standard2" style:class="text">
      <style:paragraph-properties fo:margin-top="0cm" fo:margin-bottom="0.212cm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style:paragraph-properties fo:background-color="transparent" style:shadow="none" fo:keep-with-next="always">
        <style:tab-stops/>
        <style:background-image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>
      <style:text-properties style:font-name="Tahoma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5.371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0-08-17T12:57:09</meta:creation-date>
    <dc:language>fr-FR</dc:language>
    <meta:editing-cycles>36</meta:editing-cycles>
    <meta:editing-duration>PT1H31M13S</meta:editing-duration>
    <meta:initial-creator>Gauthier Bastien</meta:initial-creator>
    <dc:date>2014-07-10T16:41:39</dc:date>
    <dc:creator>Gauthier Bastien</dc:creator>
    <meta:document-statistic meta:table-count="2" meta:image-count="0" meta:object-count="0" meta:page-count="1" meta:paragraph-count="25" meta:word-count="92" meta:character-count="1349" meta:non-whitespace-character-count="1287"/>
    <meta:user-defined meta:name="Info 1"/>
    <meta:user-defined meta:name="Info 2"/>
    <meta:user-defined meta:name="Info 3"/>
    <meta:user-defined meta:name="Info 4"/>
  </office:meta>
</office:document-meta>
</file>